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4.12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4.147cm"/>
    </style:style>
    <style:style style:name="co5" style:family="table-column">
      <style:table-column-properties fo:break-before="auto" style:column-width="4.0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pd1" office:value-type="string" calcext:value-type="string">
            <text:p>Hoja</text:p>
          </table:table-cell>
          <table:table-cell table:style-name="pd1" office:value-type="string" calcext:value-type="string">
            <text:p>Pendiente</text:p>
          </table:table-cell>
          <table:table-cell table:style-name="pd1" office:value-type="string" calcext:value-type="string">
            <text:p>Error Pendiente</text:p>
          </table:table-cell>
          <table:table-cell table:style-name="pd1" office:value-type="string" calcext:value-type="string">
            <text:p>Intercepto</text:p>
          </table:table-cell>
          <table:table-cell table:style-name="pd1" office:value-type="string" calcext:value-type="string">
            <text:p>Error Intercepto</text:p>
          </table:table-cell>
        </table:table-row>
        <table:table-row table:style-name="ro1">
          <table:table-cell office:value-type="string" calcext:value-type="string">
            <text:p>Calibracion</text:p>
          </table:table-cell>
          <table:table-cell office:value-type="float" office:value="519.317193675889" calcext:value-type="float">
            <text:p>519,317193675889</text:p>
          </table:table-cell>
          <table:table-cell office:value-type="float" office:value="51.482509621817" calcext:value-type="float">
            <text:p>51,482509621817</text:p>
          </table:table-cell>
          <table:table-cell office:value-type="float" office:value="417.494565217392" calcext:value-type="float">
            <text:p>417,494565217392</text:p>
          </table:table-cell>
          <table:table-cell office:value-type="float" office:value="66.1304809825604" calcext:value-type="float">
            <text:p>66,1304809825604</text:p>
          </table:table-cell>
        </table:table-row>
        <table:table-row table:style-name="ro1">
          <table:table-cell office:value-type="string" calcext:value-type="string">
            <text:p>Correcion Espuria</text:p>
          </table:table-cell>
          <table:table-cell office:value-type="float" office:value="-0.0000729103290571983" calcext:value-type="float">
            <text:p>-7,29103290571983E-05</text:p>
          </table:table-cell>
          <table:table-cell office:value-type="float" office:value="0.00000017776742163155" calcext:value-type="float">
            <text:p>1,77767421631553E-07</text:p>
          </table:table-cell>
          <table:table-cell office:value-type="float" office:value="-0.00173233837920236" calcext:value-type="float">
            <text:p>-0,00173233837920236</text:p>
          </table:table-cell>
          <table:table-cell office:value-type="float" office:value="0.000396009801101697" calcext:value-type="float">
            <text:p>0,000396009801101697</text:p>
          </table:table-cell>
        </table:table-row>
        <table:table-row table:style-name="ro1">
          <table:table-cell office:value-type="string" calcext:value-type="string">
            <text:p>Medida 1</text:p>
          </table:table-cell>
          <table:table-cell office:value-type="float" office:value="0.00000324989075280546" calcext:value-type="float">
            <text:p>3,24989075280546E-06</text:p>
          </table:table-cell>
          <table:table-cell office:value-type="float" office:value="0.00000012942155554581" calcext:value-type="float">
            <text:p>1,29421555545806E-07</text:p>
          </table:table-cell>
          <table:table-cell office:value-type="float" office:value="-0.00545235541026159" calcext:value-type="float">
            <text:p>-0,00545235541026159</text:p>
          </table:table-cell>
          <table:table-cell office:value-type="float" office:value="0.000302921182238377" calcext:value-type="float">
            <text:p>0,000302921182238377</text:p>
          </table:table-cell>
        </table:table-row>
        <table:table-row table:style-name="ro1">
          <table:table-cell office:value-type="string" calcext:value-type="string">
            <text:p>Medida 2</text:p>
          </table:table-cell>
          <table:table-cell office:value-type="float" office:value="0.00000990291759722767" calcext:value-type="float">
            <text:p>9,90291759722767E-06</text:p>
          </table:table-cell>
          <table:table-cell office:value-type="float" office:value="0.00000033344293430507" calcext:value-type="float">
            <text:p>3,33442934305071E-07</text:p>
          </table:table-cell>
          <table:table-cell office:value-type="float" office:value="-0.00195891774936489" calcext:value-type="float">
            <text:p>-0,00195891774936489</text:p>
          </table:table-cell>
          <table:table-cell office:value-type="float" office:value="0.000284009038721264" calcext:value-type="float">
            <text:p>0,000284009038721264</text:p>
          </table:table-cell>
        </table:table-row>
        <table:table-row table:style-name="ro1">
          <table:table-cell office:value-type="string" calcext:value-type="string">
            <text:p>Medida 3</text:p>
          </table:table-cell>
          <table:table-cell office:value-type="float" office:value="0.00000642556256987498" calcext:value-type="float">
            <text:p>6,42556256987498E-06</text:p>
          </table:table-cell>
          <table:table-cell office:value-type="float" office:value="0.00000009223332431559" calcext:value-type="float">
            <text:p>9,22333243155853E-08</text:p>
          </table:table-cell>
          <table:table-cell office:value-type="float" office:value="-0.00242224840866236" calcext:value-type="float">
            <text:p>-0,00242224840866236</text:p>
          </table:table-cell>
          <table:table-cell office:value-type="float" office:value="0.0000791089872211195" calcext:value-type="float">
            <text:p>7,91089872211195E-05</text:p>
          </table:table-cell>
        </table:table-row>
        <table:table-row table:style-name="ro1">
          <table:table-cell office:value-type="string" calcext:value-type="string">
            <text:p>Medida 4</text:p>
          </table:table-cell>
          <table:table-cell office:value-type="float" office:value="0.00000572573959908984" calcext:value-type="float">
            <text:p>5,72573959908984E-06</text:p>
          </table:table-cell>
          <table:table-cell office:value-type="float" office:value="0.00000012474082368873" calcext:value-type="float">
            <text:p>1,24740823688725E-07</text:p>
          </table:table-cell>
          <table:table-cell office:value-type="float" office:value="-0.000521460887274337" calcext:value-type="float">
            <text:p>-0,000521460887274337</text:p>
          </table:table-cell>
          <table:table-cell office:value-type="float" office:value="0.000106990833306393" calcext:value-type="float">
            <text:p>0,0001069908333063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2-14T17:23:00.626473976</dc:date>
    <meta:editing-duration>PT2H55M57S</meta:editing-duration>
    <meta:editing-cycles>1</meta:editing-cycles>
    <meta:document-statistic meta:table-count="1" meta:cell-count="35" meta:object-count="0"/>
  </office:meta>
</office:document-meta>
</file>